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fc897" officeooo:paragraph-rsid="000fc897"/>
    </style:style>
    <style:style style:name="P2" style:family="paragraph" style:parent-style-name="Text_20_body">
      <style:text-properties officeooo:rsid="0011e533" officeooo:paragraph-rsid="0011e533"/>
    </style:style>
    <style:style style:name="P3" style:family="paragraph" style:parent-style-name="Text_20_body">
      <style:text-properties officeooo:rsid="0012e88f" officeooo:paragraph-rsid="0012e88f"/>
    </style:style>
    <style:style style:name="P4" style:family="paragraph" style:parent-style-name="Text_20_body">
      <style:text-properties officeooo:rsid="0019bbdf" officeooo:paragraph-rsid="0019bbdf"/>
    </style:style>
    <style:style style:name="P5" style:family="paragraph" style:parent-style-name="Text_20_body">
      <style:text-properties officeooo:rsid="001e805a" officeooo:paragraph-rsid="001e805a"/>
    </style:style>
    <style:style style:name="P6" style:family="paragraph" style:parent-style-name="Text_20_body">
      <style:text-properties officeooo:rsid="001fdde9" officeooo:paragraph-rsid="001fdde9"/>
    </style:style>
    <style:style style:name="P7" style:family="paragraph" style:parent-style-name="Text_20_body">
      <style:text-properties officeooo:rsid="00205f53" officeooo:paragraph-rsid="00205f53"/>
    </style:style>
    <style:style style:name="P8" style:family="paragraph" style:parent-style-name="Text_20_body">
      <style:text-properties officeooo:rsid="0028277a" officeooo:paragraph-rsid="0028277a"/>
    </style:style>
    <style:style style:name="T1" style:family="text">
      <style:text-properties officeooo:rsid="00103c6f"/>
    </style:style>
    <style:style style:name="T2" style:family="text">
      <style:text-properties officeooo:rsid="00138337"/>
    </style:style>
    <style:style style:name="T3" style:family="text">
      <style:text-properties officeooo:rsid="00157362"/>
    </style:style>
    <style:style style:name="T4" style:family="text">
      <style:text-properties officeooo:rsid="0016af9b"/>
    </style:style>
    <style:style style:name="T5" style:family="text">
      <style:text-properties officeooo:rsid="001ba935"/>
    </style:style>
    <style:style style:name="T6" style:family="text">
      <style:text-properties officeooo:rsid="001ede99"/>
    </style:style>
    <style:style style:name="T7" style:family="text">
      <style:text-properties officeooo:rsid="0024d2e6"/>
    </style:style>
    <style:style style:name="T8" style:family="text">
      <style:text-properties officeooo:rsid="00285b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 : </text:p>
      <text:p text:style-name="P1">4 : <text:span text:style-name="T1">Domaine : Le domaine d’où vienne les données (liste de courses des clients d’un magasins)</text:span></text:p>
      <text:p text:style-name="P2">Tâche : La tâche a réalisé (suivre les habitudes d’achat des clients d’un magasin)</text:p>
      <text:p text:style-name="P2"/>
      <text:p text:style-name="P3">aprentissage par transfert inductif : <text:span text:style-name="T2">Cette méthode de transfert utilise des données labelisé dans le domaine cible pour induire un modèle de prediction</text:span></text:p>
      <text:p text:style-name="P3">aprentissage par transfert trans-ductif : <text:span text:style-name="T3">Cette méthode de transfert est caractérisée par la présence de beaucoup de données dans le domaine source et aucune données n’es labélisé dans le domaine cible</text:span></text:p>
      <text:p text:style-name="P3">apprentissage par transfert non-supervisé : <text:span text:style-name="T4">Cette méthode de transfert se concentre plus sur la résolution de tâche non-supervisé dans le domaine cible (comme le clustering, la reduction dimensionelle l’estimation de densité) et il n’y a aucune donnée labélisé dans le domaine cible et source</text:span></text:p>
      <text:p text:style-name="P3"/>
      <text:p text:style-name="P4">5 : <text:span text:style-name="T5">Utilisation de convenet : cara bas/haut niveaux = cara de convnet</text:span></text:p>
      <text:p text:style-name="P5">classificateur correspond a l’utilisation d’un réseau convenet déjà entrainé, <text:span text:style-name="T6">on enlève la dernière couche du réseaux, on l’utilise pour comme extracteur de caractéristique pour le nouveau dataset, puis on entraine un clasificateur pour le nouveau dataset</text:span></text:p>
      <text:p text:style-name="P6">l’affinage correspond a affiné les poids du réseaux déjà entrainé par backpropagation</text:p>
      <text:p text:style-name="P6"/>
      <text:p text:style-name="P7">6: <text:s/><text:span text:style-name="T7">Conclusion : </text:span></text:p>
      <text:p text:style-name="P8">transfert learning apprend par l’expérience → exemple classification chien avec transfert learning utilise résultat ancienne classification pour c<text:span text:style-name="T8">la</text:span>ssifier nouvelle donnée automatiqu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5:24:58.201000000</meta:creation-date>
    <dc:date>2018-04-12T17:36:53.893000000</dc:date>
    <meta:editing-duration>PT2H28M13S</meta:editing-duration>
    <meta:editing-cycles>21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11" meta:word-count="216" meta:character-count="1440" meta:non-whitespace-character-count="1232"/>
  </office:meta>
</office:document-meta>
</file>